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d626c" officeooo:paragraph-rsid="001d626c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ebbbd" officeooo:paragraph-rsid="001ebbbd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bbd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3">26th</text:span> of <text:span text:style-name="T3">April</text:span> 202<text:span text:style-name="T3">2</text:span> under the <text:span text:style-name="T3">13th</text:span> PA Meeting.</text:p>
      <text:p text:style-name="P1"/>
      <text:p text:style-name="P1">The Assembly, recognising the current situation,</text:p>
      <text:p text:style-name="P1"/>
      <text:p text:style-name="P4">Constitutes the need to recognise the Free Republic of Hell with the following data:</text:p>
      <text:p text:style-name="P5">Name: The Free Republic of Hell</text:p>
      <text:p text:style-name="P5">Color(s): Orange</text:p>
      <text:p text:style-name="P5">Primary hex color: FFA500</text:p>
      <text:p text:style-name="P5">Denonym: Hellish</text:p>
      <text:p text:style-name="P5">3-letter abbreviation: HEL</text:p>
      <text:p text:style-name="P5"/>
      <text:p text:style-name="P5">The borders are to follow.</text:p>
      <text:p text:style-name="P1"/>
      <text:p text:style-name="P1">And proceeds.</text:p>
      <text:p text:style-name="P1"/>
      <text:p text:style-name="P1">Signed by,</text:p>
      <text:p text:style-name="P1">_<text:span text:style-name="T3">yoran_</text:span></text:p>
      <text:p text:style-name="P1"/>
      <text:p text:style-name="P1"/>
      <text:p text:style-name="P1"/>
      <text:p text:style-name="Standard"><text:span text:style-name="T1">[</text:span><text:span text:style-name="T2">Motion 13-3: To recognise The Free Republic of Hell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26T21:21:46.699465045</dc:date>
    <meta:editing-duration>PT3M50S</meta:editing-duration>
    <meta:editing-cycles>8</meta:editing-cycles>
    <meta:generator>LibreOffice/7.3.2.2$Linux_X86_64 LibreOffice_project/454130fadb9a820d3728b86ccb63c8f359d70528</meta:generator>
    <meta:document-statistic meta:table-count="0" meta:image-count="0" meta:object-count="0" meta:page-count="1" meta:paragraph-count="13" meta:word-count="71" meta:character-count="440" meta:non-whitespace-character-count="382"/>
  </office:meta>
</office:document-meta>
</file>